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3C0000038F6CCB5E8E.png" manifest:media-type="image/png"/>
  <manifest:file-entry manifest:full-path="Pictures/100000010000077C000004FC4F713CFF.png" manifest:media-type="image/png"/>
  <manifest:file-entry manifest:full-path="Pictures/100000010000077D000004E3048AB3C7.png" manifest:media-type="image/png"/>
  <manifest:file-entry manifest:full-path="Pictures/100000010000076D000004D2F44D313A.png" manifest:media-type="image/png"/>
  <manifest:file-entry manifest:full-path="Pictures/1000000100000773000004DD2397DCD1.png" manifest:media-type="image/png"/>
  <manifest:file-entry manifest:full-path="Pictures/1000000100000291000002A733159654.png" manifest:media-type="image/png"/>
  <manifest:file-entry manifest:full-path="Pictures/10000001000002B700000390BF78D996.png" manifest:media-type="image/png"/>
  <manifest:file-entry manifest:full-path="Pictures/10000001000002A200000342D46442FA.png" manifest:media-type="image/png"/>
  <manifest:file-entry manifest:full-path="Pictures/100000010000047600000350138742A0.png" manifest:media-type="image/png"/>
  <manifest:file-entry manifest:full-path="Pictures/100000010000076D000004E8A89BFAC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1.353cm" fo:padding-top="0.151cm" fo:padding-bottom="0.151cm" fo:padding-left="0.276cm" fo:padding-right="0.276cm" draw:shadow="hidden" loext:decorative="fals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33cm" fo:min-width="3.032cm" fo:padding-top="0.151cm" fo:padding-bottom="0.151cm" fo:padding-left="0.276cm" fo:padding-right="0.276cm" draw:shadow="hidden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38cm" fo:min-width="1.444cm" fo:padding-top="0.151cm" fo:padding-bottom="0.151cm" fo:padding-left="0.276cm" fo:padding-right="0.276cm" draw:shadow="hidden" loext:decorative="false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38cm" fo:min-width="3.567cm" fo:padding-top="0.151cm" fo:padding-bottom="0.151cm" fo:padding-left="0.276cm" fo:padding-right="0.276cm" draw:shadow="hidden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33cm" fo:min-width="1.444cm" fo:padding-top="0.151cm" fo:padding-bottom="0.151cm" fo:padding-left="0.276cm" fo:padding-right="0.276cm" draw:shadow="hidden" loext:decorative="fals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15cm" fo:min-width="1.979cm" fo:padding-top="0.151cm" fo:padding-bottom="0.151cm" fo:padding-left="0.276cm" fo:padding-right="0.276cm" draw:shadow="hidden" loext:decorative="false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4.514cm" fo:padding-top="0.151cm" fo:padding-bottom="0.151cm" fo:padding-left="0.276cm" fo:padding-right="0.276cm" draw:shadow="hidden" loext:decorative="false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3.779cm" fo:padding-top="0.151cm" fo:padding-bottom="0.151cm" fo:padding-left="0.276cm" fo:padding-right="0.276cm" draw:shadow="hidden" loext:decorative="fals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1.556cm" fo:padding-top="0.151cm" fo:padding-bottom="0.151cm" fo:padding-left="0.276cm" fo:padding-right="0.276cm" draw:shadow="hidden" loext:decorative="false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4.113cm" fo:padding-top="0.151cm" fo:padding-bottom="0.151cm" fo:padding-left="0.276cm" fo:padding-right="0.276cm" draw:shadow="hidden" loext:decorative="fals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09cm" fo:min-width="0.4cm" fo:padding-top="0.151cm" fo:padding-bottom="0.151cm" fo:padding-left="0.276cm" fo:padding-right="0.276cm" draw:shadow="hidden" loext:decorative="false"/>
    </style:style>
    <style:style style:name="gr14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09cm" fo:min-width="2.07cm" fo:padding-top="0.151cm" fo:padding-bottom="0.151cm" fo:padding-left="0.276cm" fo:padding-right="0.276cm" draw:shadow="hidden" loext:decorative="false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4cm" fo:min-width="1.597cm" fo:padding-top="0.151cm" fo:padding-bottom="0.151cm" fo:padding-left="0.276cm" fo:padding-right="0.276cm" draw:shadow="hidden" loext:decorative="false"/>
    </style:style>
    <style:style style:name="gr16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14cm" fo:min-width="1.01cm" fo:padding-top="0.151cm" fo:padding-bottom="0.151cm" fo:padding-left="0.276cm" fo:padding-right="0.276cm" draw:shadow="hidden" loext:decorative="false"/>
    </style:style>
    <style:style style:name="gr17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 draw:shadow="hidden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917cm)" draw:image-opacity="100%" style:mirror="none" loext:decorative="fals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07cm" fo:min-width="0.67cm" fo:padding-top="0.151cm" fo:padding-bottom="0.151cm" fo:padding-left="0.276cm" fo:padding-right="0.276cm" draw:shadow="hidden" loext:decorative="false"/>
    </style:style>
    <style:style style:name="gr20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57cm" fo:min-width="6.895cm" fo:padding-top="0.151cm" fo:padding-bottom="0.151cm" fo:padding-left="0.276cm" fo:padding-right="0.276cm" draw:shadow="hidden" loext:decorative="false"/>
    </style:style>
    <style:style style:name="gr21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57cm" fo:min-width="0.991cm" fo:padding-top="0.151cm" fo:padding-bottom="0.151cm" fo:padding-left="0.276cm" fo:padding-right="0.276cm" draw:shadow="hidden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03cm" svg:height="7.114cm" svg:x="6.715cm" svg:y="3.093cm">
          <draw:image xlink:href="Pictures/100000010000077D000004E3048AB3C7.png" xlink:type="simple" xlink:show="embed" xlink:actuate="onLoad" draw:mime-type="image/png">
            <text:p/>
          </draw:image>
        </draw:frame>
        <draw:frame draw:style-name="gr2" draw:text-style-name="P1" draw:layer="layout" svg:width="10.273cm" svg:height="6.668cm" svg:x="7.35cm" svg:y="12.747cm">
          <draw:image xlink:href="Pictures/100000010000076D000004D2F44D313A.png" xlink:type="simple" xlink:show="embed" xlink:actuate="onLoad" draw:mime-type="image/png">
            <text:p/>
          </draw:image>
        </draw:frame>
        <draw:frame draw:style-name="gr1" draw:text-style-name="P1" draw:layer="layout" svg:width="10.902cm" svg:height="7.117cm" svg:x="7.243cm" svg:y="21.955cm">
          <draw:image xlink:href="Pictures/1000000100000773000004DD2397DCD1.png" xlink:type="simple" xlink:show="embed" xlink:actuate="onLoad" draw:mime-type="image/png">
            <text:p/>
          </draw:image>
        </draw:frame>
        <draw:custom-shape draw:style-name="gr3" draw:text-style-name="P2" draw:layer="layout" svg:width="1.905cm" svg:height="0.518cm" svg:x="6.815cm" svg:y="3.9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84cm" svg:height="0.635cm" svg:x="10.116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96cm" svg:height="0.44cm" svg:x="10.216cm" svg:y="16.0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19cm" svg:height="0.44cm" svg:x="10.216cm" svg:y="17.4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96cm" svg:height="0.635cm" svg:x="10.216cm" svg:y="24.3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531cm" svg:height="0.417cm" svg:x="10.216cm" svg:y="25.76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0.011cm" svg:height="6.667cm" svg:x="5.594cm" svg:y="1.952cm">
          <draw:image xlink:href="Pictures/100000010000077C000004FC4F713CFF.png" xlink:type="simple" xlink:show="embed" xlink:actuate="onLoad" draw:mime-type="image/png">
            <text:p/>
          </draw:image>
        </draw:frame>
        <draw:custom-shape draw:style-name="gr9" draw:text-style-name="P2" draw:layer="layout" svg:width="5.066cm" svg:height="0.518cm" svg:x="8.416cm" svg:y="4.6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331cm" svg:height="0.518cm" svg:x="8.416cm" svg:y="5.9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08cm" svg:height="0.518cm" svg:x="8.417cm" svg:y="7.37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784cm" svg:height="7.62cm" svg:x="8.598cm" svg:y="10.207cm">
          <draw:image xlink:href="Pictures/100000010000023C0000038F6CCB5E8E.png" xlink:type="simple" xlink:show="embed" xlink:actuate="onLoad" draw:mime-type="image/png">
            <text:p/>
          </draw:image>
        </draw:frame>
        <draw:custom-shape draw:style-name="gr12" draw:text-style-name="P2" draw:layer="layout" svg:width="4.665cm" svg:height="0.518cm" svg:x="8.717cm" svg:y="17.27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569cm" svg:height="8.62cm" svg:x="8.302cm" svg:y="19.097cm">
          <draw:image xlink:href="Pictures/10000001000002B700000390BF78D996.png" xlink:type="simple" xlink:show="embed" xlink:actuate="onLoad" draw:mime-type="image/png">
            <text:p/>
          </draw:image>
        </draw:frame>
        <draw:custom-shape draw:style-name="gr13" draw:text-style-name="P2" draw:layer="layout" svg:width="0.952cm" svg:height="0.511cm" svg:x="9.455cm" svg:y="19.7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622cm" svg:height="0.511cm" svg:x="8.955cm" svg:y="23.9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6.296cm" svg:height="6.866cm" svg:x="7.878cm" svg:y="2.17cm">
          <draw:image xlink:href="Pictures/1000000100000291000002A733159654.png" xlink:type="simple" xlink:show="embed" xlink:actuate="onLoad" draw:mime-type="image/png">
            <text:p/>
          </draw:image>
        </draw:frame>
        <draw:custom-shape draw:style-name="gr15" draw:text-style-name="P2" draw:layer="layout" svg:width="2.149cm" svg:height="0.442cm" svg:x="8.067cm" svg:y="2.95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668cm" svg:height="8.708cm" svg:x="7.667cm" svg:y="9.754cm">
          <draw:image xlink:href="Pictures/10000001000002A200000342D46442FA.png" xlink:type="simple" xlink:show="embed" xlink:actuate="onLoad" draw:mime-type="image/png">
            <text:p/>
          </draw:image>
        </draw:frame>
        <draw:custom-shape draw:style-name="gr16" draw:text-style-name="P2" draw:layer="layout" svg:width="1.562cm" svg:height="0.442cm" svg:x="8.448cm" svg:y="7.45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2cm" svg:height="0.271cm" svg:x="11.831cm" svg:y="14.9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2cm" svg:height="0.271cm" svg:x="11.832cm" svg:y="14.6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2cm" svg:height="0.271cm" svg:x="11.833cm" svg:y="15.32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6.033cm" svg:height="8.332cm" svg:x="7.793cm" svg:y="19.732cm">
          <draw:image xlink:href="Pictures/10000001000002B700000390BF78D996.png" xlink:type="simple" xlink:show="embed" xlink:actuate="onLoad" draw:mime-type="image/png">
            <text:p/>
          </draw:image>
        </draw:frame>
        <draw:custom-shape draw:style-name="gr19" draw:text-style-name="P2" draw:layer="layout" svg:width="1.222cm" svg:height="0.509cm" svg:x="8.133cm" svg:y="22.6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0.141cm" svg:height="7.53cm" svg:x="6.416cm" svg:y="3.63cm">
          <draw:image xlink:href="Pictures/100000010000047600000350138742A0.png" xlink:type="simple" xlink:show="embed" xlink:actuate="onLoad" draw:mime-type="image/png">
            <text:p/>
          </draw:image>
        </draw:frame>
        <draw:custom-shape draw:style-name="gr20" draw:text-style-name="P2" draw:layer="layout" svg:width="7.447cm" svg:height="0.659cm" svg:x="6.714cm" svg:y="6.37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1" draw:text-style-name="P2" draw:layer="layout" svg:width="1.543cm" svg:height="0.659cm" svg:x="13.641cm" svg:y="10.473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1" draw:text-style-name="P1" draw:layer="layout" svg:width="10.573cm" svg:height="6.985cm" svg:x="5.762cm" svg:y="13.7cm">
          <draw:image xlink:href="Pictures/100000010000076D000004E8A89BFA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02:28:58.279414800</meta:creation-date>
    <dc:date>2025-08-03T02:40:00.530151500</dc:date>
    <meta:editing-duration>PT11M1S</meta:editing-duration>
    <meta:editing-cycles>2</meta:editing-cycles>
    <meta:generator>LibreOffice/25.8.0.1$Windows_X86_64 LibreOffice_project/127f2cf27c25aaac008a1045ebfed22015cb3064</meta:generator>
    <meta:document-statistic meta:object-count="31"/>
  </office:meta>
</office:document-meta>
</file>